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oto Sans"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Noto Sans" officeooo:rsid="0015257c" officeooo:paragraph-rsid="0015257c"/>
    </style:style>
    <style:style style:name="P2" style:family="paragraph" style:parent-style-name="Standard">
      <style:paragraph-properties fo:line-height="150%" fo:text-align="justify" style:justify-single-word="false"/>
      <style:text-properties style:font-name="Noto Sans" fo:font-weight="bold" officeooo:rsid="0019052b" officeooo:paragraph-rsid="0019052b" style:font-weight-asian="bold" style:font-weight-complex="bold"/>
    </style:style>
    <style:style style:name="P3" style:family="paragraph" style:parent-style-name="Standard">
      <style:paragraph-properties fo:line-height="150%" fo:text-align="justify" style:justify-single-word="false"/>
      <style:text-properties style:font-name="Noto Sans" fo:font-style="normal" fo:font-weight="bold" officeooo:rsid="0015257c" officeooo:paragraph-rsid="0015257c" style:font-style-asian="normal" style:font-weight-asian="bold" style:font-style-complex="normal" style:font-weight-complex="bold"/>
    </style:style>
    <style:style style:name="P4" style:family="paragraph" style:parent-style-name="Standard">
      <style:paragraph-properties fo:line-height="150%" fo:text-align="center" style:justify-single-word="false"/>
      <style:text-properties style:font-name="Noto Sans" fo:font-size="16pt" fo:font-weight="bold" officeooo:rsid="0015257c" officeooo:paragraph-rsid="0015257c" style:font-size-asian="16pt" style:font-weight-asian="bold" style:font-size-complex="16pt" style:font-weight-complex="bold"/>
    </style:style>
    <style:style style:name="P5" style:family="paragraph" style:parent-style-name="Standard">
      <style:paragraph-properties fo:line-height="150%" fo:text-align="justify" style:justify-single-word="false"/>
      <style:text-properties style:font-name="Noto Sans" fo:font-weight="normal" officeooo:rsid="001a37ad" officeooo:paragraph-rsid="001a37ad" style:font-weight-asian="normal" style:font-weight-complex="normal"/>
    </style:style>
    <style:style style:name="P6" style:family="paragraph" style:parent-style-name="Standard">
      <style:paragraph-properties fo:line-height="150%" fo:text-align="justify" style:justify-single-word="false"/>
      <style:text-properties style:font-name="Noto Sans" fo:font-weight="normal" officeooo:rsid="001a37ad" officeooo:paragraph-rsid="001b3a43" style:font-weight-asian="normal" style:font-weight-complex="normal"/>
    </style:style>
    <style:style style:name="P7" style:family="paragraph" style:parent-style-name="Standard">
      <style:paragraph-properties fo:line-height="150%" fo:text-align="justify" style:justify-single-word="false"/>
      <style:text-properties style:font-name="Noto Sans" fo:font-weight="normal" officeooo:rsid="001a37ad" officeooo:paragraph-rsid="001f105a" style:font-weight-asian="normal" style:font-weight-complex="normal"/>
    </style:style>
    <style:style style:name="P8" style:family="paragraph" style:parent-style-name="Standard">
      <style:paragraph-properties fo:line-height="150%" fo:text-align="justify" style:justify-single-word="false"/>
      <style:text-properties style:font-name="Noto Sans" fo:font-weight="bold" officeooo:rsid="0019052b" officeooo:paragraph-rsid="001b3a43" style:font-weight-asian="bold" style:font-weight-complex="bold"/>
    </style:style>
    <style:style style:name="P9" style:family="paragraph" style:parent-style-name="Standard">
      <style:paragraph-properties fo:line-height="150%" fo:text-align="justify" style:justify-single-word="false"/>
      <style:text-properties style:font-name="Noto Sans" fo:font-weight="bold" officeooo:rsid="0019052b" officeooo:paragraph-rsid="001f105a" style:font-weight-asian="bold" style:font-weight-complex="bold"/>
    </style:style>
    <style:style style:name="T1" style:family="text">
      <style:text-properties officeooo:rsid="00182bd7"/>
    </style:style>
    <style:style style:name="T2" style:family="text">
      <style:text-properties officeooo:rsid="001b3a43"/>
    </style:style>
    <style:style style:name="T3" style:family="text">
      <style:text-properties officeooo:rsid="001f10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Journal for L0</text:p>
      <text:p text:style-name="P1"/>
      <text:p text:style-name="P1">This journal includes the processes and steps that I took to work through the assignment. The results and critique of each of the sections are included as well.</text:p>
      <text:p text:style-name="P1"/>
      <text:p text:style-name="P3">Part One: Background</text:p>
      <text:p text:style-name="P1"/>
      <text:p text:style-name="P1">This section was pretty straightforward, and thus did not take much time to complete. Reading the instructions and completing the extraction process via command line took about a total of about five minutes. <text:span text:style-name="T1">However, some constructive criticism I have to offer is that the use of the tar utility and its options should be made understood to the students instead of asking them to blindly type in the command to extract, because some people have still not come to grips with the flags used in a command, and the tar utility and its usage is not known to some as well. You could also make that case of why some commands need the hyphen “-” before the options and some don’t. This is also something to be understood.</text:span></text:p>
      <text:p text:style-name="P1"/>
      <text:p text:style-name="P2">Part Two: Learn Linux Commands</text:p>
      <text:p text:style-name="P2"/>
      <text:p text:style-name="P5">This section is also simple, owing to the fact that I’ve had decent experience with the Linux command line over a multitude of distributions. This part of the task, thus took <text:span text:style-name="T2">lesser than ten minutes to complete. There is a possible scope for improvement in the fact that there are not enough basic commands taught and no explanation on what they are capable of. Moreover, package management commands should be included in my opinion. It is still a good exercise for the absolute beginner.</text:span></text:p>
      <text:p text:style-name="P5"/>
      <text:p text:style-name="P8">Part <text:span text:style-name="T2">Three</text:span>: Prog Development Tools</text:p>
      <text:p text:style-name="P8"/>
      <text:p text:style-name="P6">T<text:span text:style-name="T2">he section is straightforward and easy enough to perform. The task took about twenty minutes to fully understand the usage and the whole scope of the tools and to use these commands on the given code. A possible exploration point is </text:span><text:soft-page-break/><text:span text:style-name="T2">researching the security risks of running the tools on untrusted executables and trying to understand the way in which these tools work and what causes such security issues.</text:span></text:p>
      <text:p text:style-name="P6"/>
      <text:p text:style-name="P9">Part <text:span text:style-name="T3">Four</text:span>: Studying a Program</text:p>
      <text:p text:style-name="P9"/>
      <text:p text:style-name="P7">T<text:span text:style-name="T2">he sec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oto Sans"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2T15:49:21.162332210</meta:creation-date>
    <dc:date>2018-08-08T16:49:34.067917440</dc:date>
    <meta:editing-duration>PT1H22M6S</meta:editing-duration>
    <meta:editing-cycles>9</meta:editing-cycles>
    <meta:generator>LibreOffice/6.0.3.2$Linux_X86_64 LibreOffice_project/00m0$Build-2</meta:generator>
    <meta:document-statistic meta:table-count="0" meta:image-count="0" meta:object-count="0" meta:page-count="2" meta:paragraph-count="10" meta:word-count="332" meta:character-count="1907" meta:non-whitespace-character-count="1584"/>
  </office:meta>
</office:document-meta>
</file>